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1.651cm" svg:x="5.637cm" svg:y="8.366cm">
          <text:p text:style-name="P1">Vehi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1.016cm" svg:height="1.016cm" svg:x="10.144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817cm" svg:height="1.84cm" svg:x="16.465cm" svg:y="9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6.865cm" svg:y="9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.445cm" svg:height="1.651cm" svg:x="8.416cm" svg:y="6.316cm">
          <text:p text:style-name="P1">Ent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445cm" svg:height="1.651cm" svg:x="5.716cm" svg:y="11.616cm">
          <text:p text:style-name="P1">Start 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445cm" svg:height="1.651cm" svg:x="10.879cm" svg:y="8.366cm">
          <text:p text:style-name="P1">Ex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445cm" svg:height="1.651cm" svg:x="10.916cm" svg:y="13.016cm">
          <text:p text:style-name="P1">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445cm" svg:height="1.651cm" svg:x="10.916cm" svg:y="10.416cm">
          <text:p text:style-name="P1">Stop Engi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416cm" svg:y1="7.141cm" svg:x2="7.859cm" svg:y2="8.366cm" draw:start-shape="id1" draw:start-glue-point="3" draw:end-shape="id2" draw:end-glue-point="0" svg:d="M8416 7141h-557v1225" svg:viewBox="0 0 558 1226">
          <text:p/>
        </draw:connector>
        <draw:connector draw:style-name="gr4" draw:text-style-name="P4" draw:layer="layout" svg:x1="5.637cm" svg:y1="9.191cm" svg:x2="5.716cm" svg:y2="12.441cm" draw:start-shape="id2" draw:start-glue-point="3" draw:end-shape="id3" draw:end-glue-point="3" svg:d="M5637 9191h-539v3250h618" svg:viewBox="0 0 619 3251">
          <text:p/>
        </draw:connector>
        <draw:connector draw:style-name="gr4" draw:text-style-name="P4" draw:layer="layout" draw:type="line" svg:x1="10.082cm" svg:y1="9.191cm" svg:x2="10.879cm" svg:y2="9.191cm" draw:start-shape="id2" draw:start-glue-point="1" draw:end-shape="id4" draw:end-glue-point="3" svg:d="M10082 9191h797" svg:viewBox="0 0 798 1">
          <text:p/>
        </draw:connector>
        <draw:connector draw:style-name="gr4" draw:text-style-name="P4" draw:layer="layout" svg:x1="10.916cm" svg:y1="11.241cm" svg:x2="7.859cm" svg:y2="10.017cm" draw:start-shape="id5" draw:start-glue-point="3" draw:end-shape="id2" draw:end-glue-point="2" svg:d="M10916 11241h-3057v-1224" svg:viewBox="0 0 3058 1225">
          <text:p/>
        </draw:connector>
        <draw:connector draw:style-name="gr4" draw:text-style-name="P4" draw:layer="layout" draw:type="line" svg:x1="10.652cm" svg:y1="5.572cm" svg:x2="10.638cm" svg:y2="6.316cm" draw:start-shape="id6" draw:start-glue-point="8" draw:end-shape="id1" draw:end-glue-point="0" svg:d="M10652 5572l-14 744" svg:viewBox="0 0 15 745">
          <text:p/>
        </draw:connector>
        <draw:connector draw:style-name="gr4" draw:text-style-name="P4" draw:layer="layout" svg:x1="7.938cm" svg:y1="13.267cm" svg:x2="10.916cm" svg:y2="13.841cm" draw:start-shape="id3" draw:start-glue-point="2" draw:end-shape="id7" draw:end-glue-point="3" svg:d="M7938 13267v574h2978" svg:viewBox="0 0 2979 575">
          <text:p/>
        </draw:connector>
        <draw:connector draw:style-name="gr4" draw:text-style-name="P4" draw:layer="layout" draw:type="line" svg:x1="13.138cm" svg:y1="13.016cm" svg:x2="13.138cm" svg:y2="12.067cm" draw:start-shape="id7" draw:start-glue-point="0" draw:end-shape="id5" draw:end-glue-point="2" svg:d="M13138 13016v-949" svg:viewBox="0 0 1 950">
          <text:p/>
        </draw:connector>
        <draw:connector draw:style-name="gr4" draw:text-style-name="P4" draw:layer="layout" svg:x1="15.324cm" svg:y1="9.191cm" svg:x2="16.465cm" svg:y2="10.275cm" draw:start-shape="id4" draw:start-glue-point="1" draw:end-shape="id8" draw:end-glue-point="6" svg:d="M15324 9191h569v1084h572" svg:viewBox="0 0 1142 108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21:22:27.128000000</meta:creation-date>
    <meta:editing-duration>PT23M33S</meta:editing-duration>
    <meta:editing-cycles>5</meta:editing-cycles>
    <meta:generator>LibreOffice/6.4.6.2$Windows_X86_64 LibreOffice_project/0ce51a4fd21bff07a5c061082cc82c5ed232f115</meta:generator>
    <dc:date>2022-03-04T23:11:45.530000000</dc:date>
    <meta:document-statistic meta:object-count="17"/>
  </office:meta>
</office:document-meta>
</file>